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order-bottom="0.74pt solid #000000" fo:background-color="#ffbf00" fo:border-left="none" fo:border-right="none" fo:border-top="0.74pt solid #000000"/>
    </style:style>
    <style:style style:name="ce14" style:family="table-cell" style:parent-style-name="Default" style:data-style-name="N2"/>
    <style:style style:name="ce5" style:family="table-cell" style:parent-style-name="Default" style:data-style-name="N2">
      <style:table-cell-properties fo:background-color="#ffbf00"/>
    </style:style>
    <style:style style:name="ce6" style:family="table-cell" style:parent-style-name="Default" style:data-style-name="N2">
      <style:table-cell-properties fo:border-bottom="0.74pt solid #000000" fo:background-color="#ffbf00" fo:border-left="none" fo:border-right="none" fo:border-top="0.74pt solid #000000"/>
    </style:style>
    <style:style style:name="ce4" style:family="table-cell" style:parent-style-name="Default" style:data-style-name="N2"/>
    <style:style style:name="ce7" style:family="table-cell" style:parent-style-name="Default">
      <style:table-cell-properties fo:border-bottom="0.74pt solid #000000" fo:border-left="none" fo:border-right="none" fo:border-top="0.74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style:font-size-asian="22pt" style:font-size-complex="22pt"/>
    </style:style>
    <style:style style:name="ce9" style:family="table-cell" style:parent-style-name="Default">
      <style:table-cell-properties fo:background-color="#2a6099"/>
    </style:style>
    <style:style style:name="ce10" style:family="table-cell" style:parent-style-name="Default">
      <style:table-cell-properties fo:border-bottom="0.74pt solid #000000" fo:background-color="#2a6099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4" table:default-cell-style-name="ce4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2">
            <text:p>PAGBY</text:p>
          </table:table-cell>
          <table:covered-table-cell table:number-columns-repeated="4" table:style-name="ce14"/>
          <table:table-cell/>
          <table:table-cell table:style-name="ce8" office:value-type="string" calcext:value-type="string" table:number-columns-spanned="4" table:number-rows-spanned="2">
            <text:p>Concorrente</text:p>
          </table:table-cell>
          <table:covered-table-cell table:number-columns-repeated="3"/>
        </table:table-row>
        <table:table-row table:style-name="ro1">
          <table:covered-table-cell/>
          <table:covered-table-cell table:number-columns-repeated="4" table:style-name="ce14"/>
          <table:table-cell/>
          <table:covered-table-cell table:number-columns-repeated="4"/>
        </table:table-row>
        <table:table-row table:style-name="ro1">
          <table:table-cell table:style-name="ce2" office:value-type="string" calcext:value-type="string">
            <text:p>Número funcionários</text:p>
          </table:table-cell>
          <table:table-cell table:style-name="ce5" office:value-type="string" calcext:value-type="string">
            <text:p>Mensal</text:p>
          </table:table-cell>
          <table:table-cell table:style-name="ce5" office:value-type="string" calcext:value-type="string">
            <text:p>Trimestral</text:p>
          </table:table-cell>
          <table:table-cell table:style-name="ce5" office:value-type="string" calcext:value-type="string">
            <text:p>Semestral</text:p>
          </table:table-cell>
          <table:table-cell table:style-name="ce5" office:value-type="string" calcext:value-type="string">
            <text:p>Anual</text:p>
          </table:table-cell>
          <table:table-cell/>
          <table:table-cell table:style-name="ce9" office:value-type="string" calcext:value-type="string">
            <text:p>mensal</text:p>
          </table:table-cell>
          <table:table-cell table:style-name="ce9"/>
          <table:table-cell table:style-name="ce9" office:value-type="string" calcext:value-type="string">
            <text:p>semestral</text:p>
          </table:table-cell>
          <table:table-cell table:style-name="ce9" office:value-type="string" calcext:value-type="string">
            <text:p>anual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60" calcext:value-type="float">
            <text:p>60,00</text:p>
          </table:table-cell>
          <table:table-cell table:style-name="ce6" office:value-type="float" office:value="144" calcext:value-type="float">
            <text:p>144,00</text:p>
          </table:table-cell>
          <table:table-cell table:style-name="ce6" office:value-type="float" office:value="252" calcext:value-type="float">
            <text:p>252,00</text:p>
          </table:table-cell>
          <table:table-cell table:style-name="ce6" office:value-type="float" office:value="432" calcext:value-type="float">
            <text:p>432,00</text:p>
          </table:table-cell>
          <table:table-cell table:style-name="ce7"/>
          <table:table-cell table:style-name="ce10" office:value-type="float" office:value="79.9" calcext:value-type="float">
            <text:p>79,9</text:p>
          </table:table-cell>
          <table:table-cell table:style-name="ce10"/>
          <table:table-cell table:style-name="ce10" table:formula="of:=[.I15]*6" office:value-type="float" office:value="406.8" calcext:value-type="float">
            <text:p>406,8</text:p>
          </table:table-cell>
          <table:table-cell table:style-name="ce10" table:formula="of:=[.J15]*12" office:value-type="float" office:value="670.8" calcext:value-type="float">
            <text:p>670,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formula="of:=[.$B$4]*(1+([.$A5]-1)*0.3)" office:value-type="float" office:value="78" calcext:value-type="float">
            <text:p>78,00</text:p>
          </table:table-cell>
          <table:table-cell table:style-name="ce6" table:formula="of:=[.$C$4]*(1+([.$A5]-1)*0.3)" office:value-type="float" office:value="187.2" calcext:value-type="float">
            <text:p>187,20</text:p>
          </table:table-cell>
          <table:table-cell table:style-name="ce6" table:formula="of:=[.$D$4]*(1+([.$A5]-1)*0.3)" office:value-type="float" office:value="327.6" calcext:value-type="float">
            <text:p>327,60</text:p>
          </table:table-cell>
          <table:table-cell table:style-name="ce6" table:formula="of:=[.$E$4]*(1+([.$A5]-1)*0.3)" office:value-type="float" office:value="561.6" calcext:value-type="float">
            <text:p>561,60</text:p>
          </table:table-cell>
          <table:table-cell table:style-name="ce7"/>
          <table:table-cell table:style-name="ce10" office:value-type="float" office:value="109.9" calcext:value-type="float">
            <text:p>109,9</text:p>
          </table:table-cell>
          <table:table-cell table:style-name="ce10"/>
          <table:table-cell table:style-name="ce10" table:formula="of:=[.I16]*6" office:value-type="float" office:value="559.8" calcext:value-type="float">
            <text:p>559,8</text:p>
          </table:table-cell>
          <table:table-cell table:style-name="ce10" table:formula="of:=[.J16]*12" office:value-type="float" office:value="922.8" calcext:value-type="float">
            <text:p>922,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table:formula="of:=[.$B$4]*(1+([.A6]-1)*0.3)" office:value-type="float" office:value="96" calcext:value-type="float">
            <text:p>96,00</text:p>
          </table:table-cell>
          <table:table-cell table:style-name="ce6" table:formula="of:=[.$C$4]*(1+([.$A6]-1)*0.3)" office:value-type="float" office:value="230.4" calcext:value-type="float">
            <text:p>230,40</text:p>
          </table:table-cell>
          <table:table-cell table:style-name="ce6" table:formula="of:=[.$D$4]*(1+([.$A6]-1)*0.3)" office:value-type="float" office:value="403.2" calcext:value-type="float">
            <text:p>403,20</text:p>
          </table:table-cell>
          <table:table-cell table:style-name="ce6" table:formula="of:=[.$E$4]*(1+([.$A6]-1)*0.3)" office:value-type="float" office:value="691.2" calcext:value-type="float">
            <text:p>691,20</text:p>
          </table:table-cell>
          <table:table-cell table:style-name="ce7"/>
          <table:table-cell table:style-name="ce10" office:value-type="float" office:value="109.9" calcext:value-type="float">
            <text:p>109,9</text:p>
          </table:table-cell>
          <table:table-cell table:style-name="ce10"/>
          <table:table-cell table:style-name="ce10" table:formula="of:=[.I17]*6" office:value-type="float" office:value="559.8" calcext:value-type="float">
            <text:p>559,8</text:p>
          </table:table-cell>
          <table:table-cell table:style-name="ce10" table:formula="of:=[.J17]*12" office:value-type="float" office:value="922.8" calcext:value-type="float">
            <text:p>922,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formula="of:=[.$B$4]*(1+([.A7]-1)*0.3)" office:value-type="float" office:value="114" calcext:value-type="float">
            <text:p>114,00</text:p>
          </table:table-cell>
          <table:table-cell table:style-name="ce6" table:formula="of:=[.$C$4]*(1+([.$A7]-1)*0.3)" office:value-type="float" office:value="273.6" calcext:value-type="float">
            <text:p>273,60</text:p>
          </table:table-cell>
          <table:table-cell table:style-name="ce6" table:formula="of:=[.$D$4]*(1+([.$A7]-1)*0.3)" office:value-type="float" office:value="478.8" calcext:value-type="float">
            <text:p>478,80</text:p>
          </table:table-cell>
          <table:table-cell table:style-name="ce6" table:formula="of:=[.$E$4]*(1+([.$A7]-1)*0.3)" office:value-type="float" office:value="820.8" calcext:value-type="float">
            <text:p>820,80</text:p>
          </table:table-cell>
          <table:table-cell table:style-name="ce7"/>
          <table:table-cell table:style-name="ce10" office:value-type="float" office:value="109.9" calcext:value-type="float">
            <text:p>109,9</text:p>
          </table:table-cell>
          <table:table-cell table:style-name="ce10"/>
          <table:table-cell table:style-name="ce10" table:formula="of:=[.I18]*6" office:value-type="float" office:value="559.8" calcext:value-type="float">
            <text:p>559,8</text:p>
          </table:table-cell>
          <table:table-cell table:style-name="ce10" table:formula="of:=[.J18]*12" office:value-type="float" office:value="922.8" calcext:value-type="float">
            <text:p>922,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table:formula="of:=[.$B$4]*(1+([.A8]-1)*0.3)" office:value-type="float" office:value="132" calcext:value-type="float">
            <text:p>132,00</text:p>
          </table:table-cell>
          <table:table-cell table:style-name="ce6" table:formula="of:=[.$C$4]*(1+([.$A8]-1)*0.3)" office:value-type="float" office:value="316.8" calcext:value-type="float">
            <text:p>316,80</text:p>
          </table:table-cell>
          <table:table-cell table:style-name="ce6" table:formula="of:=[.$D$4]*(1+([.$A8]-1)*0.3)" office:value-type="float" office:value="554.4" calcext:value-type="float">
            <text:p>554,40</text:p>
          </table:table-cell>
          <table:table-cell table:style-name="ce6" table:formula="of:=[.$E$4]*(1+([.$A8]-1)*0.3)" office:value-type="float" office:value="950.4" calcext:value-type="float">
            <text:p>950,40</text:p>
          </table:table-cell>
          <table:table-cell table:style-name="ce7"/>
          <table:table-cell table:style-name="ce10" office:value-type="float" office:value="109.9" calcext:value-type="float">
            <text:p>109,9</text:p>
          </table:table-cell>
          <table:table-cell table:style-name="ce10"/>
          <table:table-cell table:style-name="ce10" table:formula="of:=[.I19]*6" office:value-type="float" office:value="559.8" calcext:value-type="float">
            <text:p>559,8</text:p>
          </table:table-cell>
          <table:table-cell table:style-name="ce10" table:formula="of:=[.J19]*12" office:value-type="float" office:value="922.8" calcext:value-type="float">
            <text:p>922,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table:formula="of:=[.$B$4]*(1+([.A9]-1)*0.3)" office:value-type="float" office:value="150" calcext:value-type="float">
            <text:p>150,00</text:p>
          </table:table-cell>
          <table:table-cell table:style-name="ce6" table:formula="of:=[.$C$4]*(1+([.$A9]-1)*0.3)" office:value-type="float" office:value="360" calcext:value-type="float">
            <text:p>360,00</text:p>
          </table:table-cell>
          <table:table-cell table:style-name="ce6" table:formula="of:=[.$D$4]*(1+([.$A9]-1)*0.3)" office:value-type="float" office:value="630" calcext:value-type="float">
            <text:p>630,00</text:p>
          </table:table-cell>
          <table:table-cell table:style-name="ce6" table:formula="of:=[.$E$4]*(1+([.$A9]-1)*0.3)" office:value-type="float" office:value="1080" calcext:value-type="float">
            <text:p>1080,00</text:p>
          </table:table-cell>
          <table:table-cell table:style-name="ce7"/>
          <table:table-cell table:style-name="ce10" office:value-type="float" office:value="164.5" calcext:value-type="float">
            <text:p>164,5</text:p>
          </table:table-cell>
          <table:table-cell table:style-name="ce10"/>
          <table:table-cell table:style-name="ce10" table:formula="of:=[.I20]*6" office:value-type="float" office:value="838.8" calcext:value-type="float">
            <text:p>838,8</text:p>
          </table:table-cell>
          <table:table-cell table:style-name="ce10" table:formula="of:=[.J20]*12" office:value-type="float" office:value="1381.8" calcext:value-type="float">
            <text:p>1381,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table:formula="of:=[.$B$4]*(1+([.A10]-1)*0.3)" office:value-type="float" office:value="168" calcext:value-type="float">
            <text:p>168,00</text:p>
          </table:table-cell>
          <table:table-cell table:style-name="ce6" table:formula="of:=[.$C$4]*(1+([.$A10]-1)*0.3)" office:value-type="float" office:value="403.2" calcext:value-type="float">
            <text:p>403,20</text:p>
          </table:table-cell>
          <table:table-cell table:style-name="ce6" table:formula="of:=[.$D$4]*(1+([.$A10]-1)*0.3)" office:value-type="float" office:value="705.6" calcext:value-type="float">
            <text:p>705,60</text:p>
          </table:table-cell>
          <table:table-cell table:style-name="ce6" table:formula="of:=[.$E$4]*(1+([.$A10]-1)*0.3)" office:value-type="float" office:value="1209.6" calcext:value-type="float">
            <text:p>1209,60</text:p>
          </table:table-cell>
          <table:table-cell table:style-name="ce7"/>
          <table:table-cell table:style-name="ce10" office:value-type="float" office:value="164.5" calcext:value-type="float">
            <text:p>164,5</text:p>
          </table:table-cell>
          <table:table-cell table:style-name="ce10"/>
          <table:table-cell table:style-name="ce10" table:formula="of:=[.I21]*6" office:value-type="float" office:value="838.8" calcext:value-type="float">
            <text:p>838,8</text:p>
          </table:table-cell>
          <table:table-cell table:style-name="ce10" table:formula="of:=[.J21]*12" office:value-type="float" office:value="1381.8" calcext:value-type="float">
            <text:p>1381,8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table:formula="of:=[.$B$4]*(1+([.A11]-1)*0.3)" office:value-type="float" office:value="186" calcext:value-type="float">
            <text:p>186,00</text:p>
          </table:table-cell>
          <table:table-cell table:style-name="ce6" table:formula="of:=[.$C$4]*(1+([.$A11]-1)*0.3)" office:value-type="float" office:value="446.4" calcext:value-type="float">
            <text:p>446,40</text:p>
          </table:table-cell>
          <table:table-cell table:style-name="ce6" table:formula="of:=[.$D$4]*(1+([.$A11]-1)*0.3)" office:value-type="float" office:value="781.2" calcext:value-type="float">
            <text:p>781,20</text:p>
          </table:table-cell>
          <table:table-cell table:style-name="ce6" table:formula="of:=[.$E$4]*(1+([.$A11]-1)*0.3)" office:value-type="float" office:value="1339.2" calcext:value-type="float">
            <text:p>1339,20</text:p>
          </table:table-cell>
          <table:table-cell table:style-name="ce7"/>
          <table:table-cell table:style-name="ce10" office:value-type="float" office:value="164.5" calcext:value-type="float">
            <text:p>164,5</text:p>
          </table:table-cell>
          <table:table-cell table:style-name="ce10"/>
          <table:table-cell table:style-name="ce10" table:formula="of:=[.I22]*6" office:value-type="float" office:value="838.8" calcext:value-type="float">
            <text:p>838,8</text:p>
          </table:table-cell>
          <table:table-cell table:style-name="ce10" table:formula="of:=[.J22]*12" office:value-type="float" office:value="1381.8" calcext:value-type="float">
            <text:p>1381,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table:formula="of:=[.$B$4]*(1+([.A12]-1)*0.3)" office:value-type="float" office:value="204" calcext:value-type="float">
            <text:p>204,00</text:p>
          </table:table-cell>
          <table:table-cell table:style-name="ce6" table:formula="of:=[.$C$4]*(1+([.$A12]-1)*0.3)" office:value-type="float" office:value="489.6" calcext:value-type="float">
            <text:p>489,60</text:p>
          </table:table-cell>
          <table:table-cell table:style-name="ce6" table:formula="of:=[.$D$4]*(1+([.$A12]-1)*0.3)" office:value-type="float" office:value="856.8" calcext:value-type="float">
            <text:p>856,80</text:p>
          </table:table-cell>
          <table:table-cell table:style-name="ce6" table:formula="of:=[.$E$4]*(1+([.$A12]-1)*0.3)" office:value-type="float" office:value="1468.8" calcext:value-type="float">
            <text:p>1468,80</text:p>
          </table:table-cell>
          <table:table-cell table:style-name="ce7"/>
          <table:table-cell table:style-name="ce10" office:value-type="float" office:value="164.5" calcext:value-type="float">
            <text:p>164,5</text:p>
          </table:table-cell>
          <table:table-cell table:style-name="ce10"/>
          <table:table-cell table:style-name="ce10" table:formula="of:=[.I23]*6" office:value-type="float" office:value="838.8" calcext:value-type="float">
            <text:p>838,8</text:p>
          </table:table-cell>
          <table:table-cell table:style-name="ce10" table:formula="of:=[.J23]*12" office:value-type="float" office:value="1381.8" calcext:value-type="float">
            <text:p>1381,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table:formula="of:=[.$B$4]*(1+([.A13]-1)*0.3)" office:value-type="float" office:value="222" calcext:value-type="float">
            <text:p>222,00</text:p>
          </table:table-cell>
          <table:table-cell table:style-name="ce6" table:formula="of:=[.C12]*1.2" office:value-type="float" office:value="587.52" calcext:value-type="float">
            <text:p>587,52</text:p>
          </table:table-cell>
          <table:table-cell table:style-name="ce6" table:formula="of:=[.$D$4]*(1+([.$A13]-1)*0.3)" office:value-type="float" office:value="932.4" calcext:value-type="float">
            <text:p>932,40</text:p>
          </table:table-cell>
          <table:table-cell table:style-name="ce6" table:formula="of:=[.$E$4]*(1+([.$A13]-1)*0.3)" office:value-type="float" office:value="1598.4" calcext:value-type="float">
            <text:p>1598,40</text:p>
          </table:table-cell>
          <table:table-cell table:style-name="ce7"/>
          <table:table-cell table:style-name="ce10" office:value-type="float" office:value="164.5" calcext:value-type="float">
            <text:p>164,5</text:p>
          </table:table-cell>
          <table:table-cell table:style-name="ce10"/>
          <table:table-cell table:style-name="ce10" table:formula="of:=[.I24]*6" office:value-type="float" office:value="838.8" calcext:value-type="float">
            <text:p>838,8</text:p>
          </table:table-cell>
          <table:table-cell table:style-name="ce10" table:formula="of:=[.J24]*12" office:value-type="float" office:value="1381.8" calcext:value-type="float">
            <text:p>1381,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 office:value-type="float" office:value="60" calcext:value-type="float">
            <text:p>60,00</text:p>
          </table:table-cell>
          <table:table-cell table:formula="of:=[.C4]/3" office:value-type="float" office:value="48" calcext:value-type="float">
            <text:p>48,00</text:p>
          </table:table-cell>
          <table:table-cell table:formula="of:=[.D4]/6" office:value-type="float" office:value="42" calcext:value-type="float">
            <text:p>42,00</text:p>
          </table:table-cell>
          <table:table-cell table:formula="of:=[.E4]/12" office:value-type="float" office:value="36" calcext:value-type="float">
            <text:p>36,00</text:p>
          </table:table-cell>
          <table:table-cell/>
          <table:table-cell office:value-type="float" office:value="79.9" calcext:value-type="float">
            <text:p>79,9</text:p>
          </table:table-cell>
          <table:table-cell/>
          <table:table-cell office:value-type="float" office:value="67.8" calcext:value-type="float">
            <text:p>67,8</text:p>
          </table:table-cell>
          <table:table-cell office:value-type="float" office:value="55.9" calcext:value-type="float">
            <text:p>55,9</text:p>
          </table:table-cell>
        </table:table-row>
        <table:table-row table:style-name="ro1">
          <table:table-cell/>
          <table:table-cell table:style-name="ce6" table:formula="of:=[.B15]*1.2" office:value-type="float" office:value="72" calcext:value-type="float">
            <text:p>72,00</text:p>
          </table:table-cell>
          <table:table-cell table:formula="of:=[.C5]/3" office:value-type="float" office:value="62.4" calcext:value-type="float">
            <text:p>62,40</text:p>
          </table:table-cell>
          <table:table-cell table:formula="of:=[.D5]/6" office:value-type="float" office:value="54.6" calcext:value-type="float">
            <text:p>54,60</text:p>
          </table:table-cell>
          <table:table-cell table:formula="of:=[.E5]/12" office:value-type="float" office:value="46.8" calcext:value-type="float">
            <text:p>46,80</text:p>
          </table:table-cell>
          <table:table-cell/>
          <table:table-cell office:value-type="float" office:value="109.9" calcext:value-type="float">
            <text:p>109,9</text:p>
          </table:table-cell>
          <table:table-cell/>
          <table:table-cell office:value-type="float" office:value="93.3" calcext:value-type="float">
            <text:p>93,3</text:p>
          </table:table-cell>
          <table:table-cell office:value-type="float" office:value="76.9" calcext:value-type="float">
            <text:p>76,9</text:p>
          </table:table-cell>
        </table:table-row>
        <table:table-row table:style-name="ro1">
          <table:table-cell/>
          <table:table-cell table:style-name="ce6" table:formula="of:=[.B16]*1.2" office:value-type="float" office:value="86.4" calcext:value-type="float">
            <text:p>86,40</text:p>
          </table:table-cell>
          <table:table-cell table:formula="of:=[.C6]/3" office:value-type="float" office:value="76.8" calcext:value-type="float">
            <text:p>76,80</text:p>
          </table:table-cell>
          <table:table-cell table:formula="of:=[.D6]/6" office:value-type="float" office:value="67.2" calcext:value-type="float">
            <text:p>67,20</text:p>
          </table:table-cell>
          <table:table-cell table:formula="of:=[.E6]/12" office:value-type="float" office:value="57.6" calcext:value-type="float">
            <text:p>57,60</text:p>
          </table:table-cell>
          <table:table-cell/>
          <table:table-cell office:value-type="float" office:value="109.9" calcext:value-type="float">
            <text:p>109,9</text:p>
          </table:table-cell>
          <table:table-cell/>
          <table:table-cell office:value-type="float" office:value="93.3" calcext:value-type="float">
            <text:p>93,3</text:p>
          </table:table-cell>
          <table:table-cell office:value-type="float" office:value="76.9" calcext:value-type="float">
            <text:p>76,9</text:p>
          </table:table-cell>
        </table:table-row>
        <table:table-row table:style-name="ro1">
          <table:table-cell/>
          <table:table-cell table:style-name="ce6" table:formula="of:=[.B17]*1.2" office:value-type="float" office:value="103.68" calcext:value-type="float">
            <text:p>103,68</text:p>
          </table:table-cell>
          <table:table-cell table:formula="of:=[.C7]/3" office:value-type="float" office:value="91.2" calcext:value-type="float">
            <text:p>91,20</text:p>
          </table:table-cell>
          <table:table-cell table:formula="of:=[.D7]/6" office:value-type="float" office:value="79.8" calcext:value-type="float">
            <text:p>79,80</text:p>
          </table:table-cell>
          <table:table-cell table:formula="of:=[.E7]/12" office:value-type="float" office:value="68.4" calcext:value-type="float">
            <text:p>68,40</text:p>
          </table:table-cell>
          <table:table-cell/>
          <table:table-cell office:value-type="float" office:value="109.9" calcext:value-type="float">
            <text:p>109,9</text:p>
          </table:table-cell>
          <table:table-cell/>
          <table:table-cell office:value-type="float" office:value="93.3" calcext:value-type="float">
            <text:p>93,3</text:p>
          </table:table-cell>
          <table:table-cell office:value-type="float" office:value="76.9" calcext:value-type="float">
            <text:p>76,9</text:p>
          </table:table-cell>
        </table:table-row>
        <table:table-row table:style-name="ro1">
          <table:table-cell/>
          <table:table-cell table:style-name="ce6" table:formula="of:=[.B18]*1.2" office:value-type="float" office:value="124.416" calcext:value-type="float">
            <text:p>124,42</text:p>
          </table:table-cell>
          <table:table-cell table:formula="of:=[.C8]/3" office:value-type="float" office:value="105.6" calcext:value-type="float">
            <text:p>105,60</text:p>
          </table:table-cell>
          <table:table-cell table:formula="of:=[.D8]/6" office:value-type="float" office:value="92.4" calcext:value-type="float">
            <text:p>92,40</text:p>
          </table:table-cell>
          <table:table-cell table:formula="of:=[.E8]/12" office:value-type="float" office:value="79.2" calcext:value-type="float">
            <text:p>79,20</text:p>
          </table:table-cell>
          <table:table-cell/>
          <table:table-cell office:value-type="float" office:value="109.9" calcext:value-type="float">
            <text:p>109,9</text:p>
          </table:table-cell>
          <table:table-cell/>
          <table:table-cell office:value-type="float" office:value="93.3" calcext:value-type="float">
            <text:p>93,3</text:p>
          </table:table-cell>
          <table:table-cell office:value-type="float" office:value="76.9" calcext:value-type="float">
            <text:p>76,9</text:p>
          </table:table-cell>
        </table:table-row>
        <table:table-row table:style-name="ro1">
          <table:table-cell/>
          <table:table-cell table:style-name="ce6" table:formula="of:=[.B19]*1.2" office:value-type="float" office:value="149.2992" calcext:value-type="float">
            <text:p>149,30</text:p>
          </table:table-cell>
          <table:table-cell table:formula="of:=[.C9]/3" office:value-type="float" office:value="120" calcext:value-type="float">
            <text:p>120,00</text:p>
          </table:table-cell>
          <table:table-cell table:formula="of:=[.D9]/6" office:value-type="float" office:value="105" calcext:value-type="float">
            <text:p>105,00</text:p>
          </table:table-cell>
          <table:table-cell table:formula="of:=[.E9]/12" office:value-type="float" office:value="90" calcext:value-type="float">
            <text:p>90,00</text:p>
          </table:table-cell>
          <table:table-cell/>
          <table:table-cell office:value-type="float" office:value="164.5" calcext:value-type="float">
            <text:p>164,5</text:p>
          </table:table-cell>
          <table:table-cell/>
          <table:table-cell office:value-type="float" office:value="139.8" calcext:value-type="float">
            <text:p>139,8</text:p>
          </table:table-cell>
          <table:table-cell office:value-type="float" office:value="115.15" calcext:value-type="float">
            <text:p>115,15</text:p>
          </table:table-cell>
        </table:table-row>
        <table:table-row table:style-name="ro1">
          <table:table-cell/>
          <table:table-cell table:style-name="ce6" table:formula="of:=[.B20]*1.2" office:value-type="float" office:value="179.15904" calcext:value-type="float">
            <text:p>179,16</text:p>
          </table:table-cell>
          <table:table-cell table:formula="of:=[.C10]/3" office:value-type="float" office:value="134.4" calcext:value-type="float">
            <text:p>134,40</text:p>
          </table:table-cell>
          <table:table-cell table:formula="of:=[.D10]/6" office:value-type="float" office:value="117.6" calcext:value-type="float">
            <text:p>117,60</text:p>
          </table:table-cell>
          <table:table-cell table:formula="of:=[.E10]/12" office:value-type="float" office:value="100.8" calcext:value-type="float">
            <text:p>100,80</text:p>
          </table:table-cell>
          <table:table-cell/>
          <table:table-cell office:value-type="float" office:value="164.5" calcext:value-type="float">
            <text:p>164,5</text:p>
          </table:table-cell>
          <table:table-cell/>
          <table:table-cell office:value-type="float" office:value="139.8" calcext:value-type="float">
            <text:p>139,8</text:p>
          </table:table-cell>
          <table:table-cell office:value-type="float" office:value="115.15" calcext:value-type="float">
            <text:p>115,15</text:p>
          </table:table-cell>
        </table:table-row>
        <table:table-row table:style-name="ro1">
          <table:table-cell/>
          <table:table-cell table:style-name="ce6" table:formula="of:=[.B21]*1.2" office:value-type="float" office:value="214.990848" calcext:value-type="float">
            <text:p>214,99</text:p>
          </table:table-cell>
          <table:table-cell table:formula="of:=[.C11]/3" office:value-type="float" office:value="148.8" calcext:value-type="float">
            <text:p>148,80</text:p>
          </table:table-cell>
          <table:table-cell table:formula="of:=[.D11]/6" office:value-type="float" office:value="130.2" calcext:value-type="float">
            <text:p>130,20</text:p>
          </table:table-cell>
          <table:table-cell table:formula="of:=[.E11]/12" office:value-type="float" office:value="111.6" calcext:value-type="float">
            <text:p>111,60</text:p>
          </table:table-cell>
          <table:table-cell/>
          <table:table-cell office:value-type="float" office:value="164.5" calcext:value-type="float">
            <text:p>164,5</text:p>
          </table:table-cell>
          <table:table-cell/>
          <table:table-cell office:value-type="float" office:value="139.8" calcext:value-type="float">
            <text:p>139,8</text:p>
          </table:table-cell>
          <table:table-cell office:value-type="float" office:value="115.15" calcext:value-type="float">
            <text:p>115,15</text:p>
          </table:table-cell>
        </table:table-row>
        <table:table-row table:style-name="ro1">
          <table:table-cell/>
          <table:table-cell table:style-name="ce6" table:formula="of:=[.B22]*1.2" office:value-type="float" office:value="257.9890176" calcext:value-type="float">
            <text:p>257,99</text:p>
          </table:table-cell>
          <table:table-cell table:formula="of:=[.C12]/3" office:value-type="float" office:value="163.2" calcext:value-type="float">
            <text:p>163,20</text:p>
          </table:table-cell>
          <table:table-cell table:formula="of:=[.D12]/6" office:value-type="float" office:value="142.8" calcext:value-type="float">
            <text:p>142,80</text:p>
          </table:table-cell>
          <table:table-cell table:formula="of:=[.E12]/12" office:value-type="float" office:value="122.4" calcext:value-type="float">
            <text:p>122,40</text:p>
          </table:table-cell>
          <table:table-cell/>
          <table:table-cell office:value-type="float" office:value="164.5" calcext:value-type="float">
            <text:p>164,5</text:p>
          </table:table-cell>
          <table:table-cell/>
          <table:table-cell office:value-type="float" office:value="139.8" calcext:value-type="float">
            <text:p>139,8</text:p>
          </table:table-cell>
          <table:table-cell office:value-type="float" office:value="115.15" calcext:value-type="float">
            <text:p>115,15</text:p>
          </table:table-cell>
        </table:table-row>
        <table:table-row table:style-name="ro1">
          <table:table-cell/>
          <table:table-cell table:style-name="ce6" table:formula="of:=[.B23]*1.2" office:value-type="float" office:value="309.58682112" calcext:value-type="float">
            <text:p>309,59</text:p>
          </table:table-cell>
          <table:table-cell table:formula="of:=[.C13]/3" office:value-type="float" office:value="195.84" calcext:value-type="float">
            <text:p>195,84</text:p>
          </table:table-cell>
          <table:table-cell table:formula="of:=[.D13]/6" office:value-type="float" office:value="155.4" calcext:value-type="float">
            <text:p>155,40</text:p>
          </table:table-cell>
          <table:table-cell table:formula="of:=[.E13]/12" office:value-type="float" office:value="133.2" calcext:value-type="float">
            <text:p>133,20</text:p>
          </table:table-cell>
          <table:table-cell/>
          <table:table-cell office:value-type="float" office:value="164.5" calcext:value-type="float">
            <text:p>164,5</text:p>
          </table:table-cell>
          <table:table-cell/>
          <table:table-cell office:value-type="float" office:value="139.8" calcext:value-type="float">
            <text:p>139,8</text:p>
          </table:table-cell>
          <table:table-cell office:value-type="float" office:value="115.15" calcext:value-type="float">
            <text:p>115,15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7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/00/0000</text:date>, <text:time style:data-style-name="N2" text:time-value="07:28:49.04247776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0T16:39:21.101656226</meta:creation-date>
    <meta:print-date>2025-12-20T19:13:46.117267635</meta:print-date>
    <dc:date>2025-12-28T08:35:19.207285582</dc:date>
    <meta:editing-duration>PT1H12M25S</meta:editing-duration>
    <meta:editing-cycles>3</meta:editing-cycles>
    <meta:generator>LibreOffice/25.8.3.2$Linux_X86_64 LibreOffice_project/580$Build-2</meta:generator>
    <meta:document-statistic meta:table-count="1" meta:cell-count="160" meta:object-count="0"/>
  </office:meta>
</office:document-meta>
</file>